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Selector.verifySetting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eSelector.Dat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elector.setWhen( TimeComparison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elector.getMill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Selector.setMillis(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electo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elec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Selector.setWhen( TimeComparisons t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elector.setCheckdirs( boolean include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elector.setDatetime( String 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teSelector.setGranularity( int granu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elector.setParameters( Parameter [ ] paramet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ateSelector.isSelected( File basedir , String filename ,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